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7">
      <style:text-properties fo:font-weight="bold" style:font-weight-asian="bold" style:font-weight-complex="bold"/>
    </style:style>
    <style:style style:name="P14" style:family="paragraph" style:parent-style-name="Text_20_body" style:list-style-name="L8">
      <style:text-properties fo:font-weight="bold" style:font-weight-asian="bold" style:font-weight-complex="bold"/>
    </style:style>
    <style:style style:name="P15" style:family="paragraph" style:parent-style-name="Text_20_body" style:list-style-name="L13">
      <style:text-properties fo:font-weight="bold" style:font-weight-asian="bold" style:font-weight-complex="bold"/>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1">
      <style:paragraph-properties fo:margin-top="0cm" fo:margin-bottom="0cm" style:contextual-spacing="false"/>
      <style:text-properties fo:font-weight="bold" style:font-weight-asian="bold" style:font-weight-complex="bold"/>
    </style:style>
    <style:style style:name="P21" style:family="paragraph" style:parent-style-name="Text_20_body" style:list-style-name="L13">
      <style:paragraph-properties fo:margin-top="0cm" fo:margin-bottom="0cm" style:contextual-spacing="false"/>
      <style:text-properties fo:font-weight="bold" style:font-weight-asian="bold" style:font-weight-complex="bold"/>
    </style:style>
    <style:style style:name="P22" style:family="paragraph" style:parent-style-name="Heading_20_2">
      <style:text-properties fo:font-weight="bold" style:font-weight-asian="bold" style:font-weight-complex="bold"/>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Error loading some websites</text:h>
      <text:p text:style-name="P11">If Firefox or Mozilla Suite/SeaMonkey can connect to some websites, but not others: </text:p>
      <text:list xml:id="list1894556165580118713" text:style-name="L1">
        <text:list-item>
          <text:p text:style-name="P16"><text:span text:style-name="T3">If you receive an error message from a website, the error message may be cached. Attempts to reload the site may yield only the cached error message. To force a reload from the Internet, hold down the &lt;Shift&gt; key and press the Reload button. </text:span><text:a xlink:type="simple" xlink:href="http://forums.mozillazine.org/viewtopic.php?p=2158503#2158503"><text:span text:style-name="T3">[15]</text:span></text:a><text:span text:style-name="T3"> </text:span></text:p>
        </text:list-item>
        <text:list-item>
          <text:p text:style-name="P16"><text:a xlink:type="simple" xlink:href="http://kb.mozillazine.org/Clearing_the_cache"><text:span text:style-name="T3">Clear the browser cache</text:span></text:a><text:span text:style-name="T3">: </text:span></text:p>
          <text:list>
            <text:list-item>
              <text:p text:style-name="P16"><text:span text:style-name="T2">Firefox</text:span><text:span text:style-name="T3"> "</text:span><text:a xlink:type="simple" xlink:href="http://kb.mozillazine.org/Menu_differences_in_Windows%2C_Linux%2C_and_Mac"><text:span text:style-name="T3">Tools -&gt; Options</text:span></text:a><text:span text:style-name="T3"> -&gt; Advanced -&gt; Network / Offline Storage -&gt; Clear Now" </text:span></text:p>
            </text:list-item>
            <text:list-item>
              <text:p text:style-name="P16"><text:span text:style-name="T2">Mozilla Suite/SeaMonkey:</text:span><text:span text:style-name="T3"> "</text:span><text:a xlink:type="simple" xlink:href="http://kb.mozillazine.org/Menu_differences_in_Windows%2C_Linux%2C_and_Mac"><text:span text:style-name="T3">Edit -&gt; Preferences</text:span></text:a><text:span text:style-name="T3"> -&gt; Advanced -&gt; Cache -&gt; Clear Cache" </text:span></text:p>
            </text:list-item>
          </text:list>
        </text:list-item>
        <text:list-item>
          <text:p text:style-name="P12">Message: "firefox can't find the file at", even though the file actually exists. Since the message comes up in a pop-up there is no chance to retry with Ctrl+F5 (Cmd+Shift+R on Mac) to reload bypassing cache; solution: clear cache as described immediately above. </text:p>
        </text:list-item>
      </text:list>
      <text:list xml:id="list7972317528582143962" text:style-name="L2">
        <text:list-item>
          <text:p text:style-name="P2"><text:span text:style-name="T3">Delete any stored </text:span><text:a xlink:type="simple" xlink:href="http://kb.mozillazine.org/Cookies"><text:span text:style-name="T3">cookies</text:span></text:a><text:span text:style-name="T3"> for the problem site and also make sure that </text:span><text:a xlink:type="simple" xlink:href="http://kb.mozillazine.org/Websites_report_cookies_are_disabled"><text:span text:style-name="T3">cookies from the website are not being blocked</text:span></text:a><text:span text:style-name="T3">. </text:span></text:p>
        </text:list-item>
      </text:list>
      <text:list xml:id="list5656890591166161627" text:style-name="L3">
        <text:list-item>
          <text:p text:style-name="P3"><text:span text:style-name="T3">Temporarily turn off ad-blocking. Extensions and Internet security software that block advertising or other unwanted content can cause problems loading webpage content; you may see an error message, </text:span><text:span text:style-name="T2">The connection to the server was reset while the page was loading</text:span><text:span text:style-name="T3">. </text:span><text:a xlink:type="simple" xlink:href="http://forums.mozillazine.org/viewtopic.php?p=2896325#p2896325"><text:span text:style-name="T3">[16]</text:span></text:a><text:span text:style-name="T3"> (Note that some ad-blocking software add entries to the </text:span><text:a xlink:type="simple" xlink:href="http://en.wikipedia.org/wiki/Hosts_file"><text:span text:style-name="T3">hosts file</text:span></text:a><text:span text:style-name="T3"> that can also cause this error.) You may be able to determine that part of the site has been loaded by selecting "View &gt; Page Source" from the menu. </text:span></text:p>
        </text:list-item>
      </text:list>
      <text:list xml:id="list6783861760448018488" text:style-name="L4">
        <text:list-item>
          <text:p text:style-name="P4"><text:span text:style-name="T3">A </text:span><text:a xlink:type="simple" xlink:href="http://en.wikipedia.org/wiki/Hosts_file"><text:span text:style-name="T3">hosts file</text:span></text:a><text:span text:style-name="T3"> contains a mapping of host names to IP addresses and has the ability to redirect Internet requests in all browsers. If you are getting connection errors for certain websites (e.g., "Failed to connect" or "Unable to connect") you should </text:span><text:a xlink:type="simple" xlink:href="http://en.wikipedia.org/wiki/Hosts_file#Content_and_location"><text:span text:style-name="T3">look for a hosts file</text:span></text:a><text:span text:style-name="T3"> and review its contents for entries other than </text:span><text:span text:style-name="Source_20_Text"><text:span text:style-name="T3">127.0.0.1 localhost </text:span></text:span><text:span text:style-name="T3">. </text:span><text:a xlink:type="simple" xlink:href="http://getsatisfaction.com/google/topics/_google_com_unable_to_connect#reply_1852037"><text:span text:style-name="T3">[17]</text:span></text:a><text:span text:style-name="T3"> </text:span></text:p>
        </text:list-item>
      </text:list>
      <text:list xml:id="list8316737775842914674" text:style-name="L5">
        <text:list-item>
          <text:p text:style-name="P5"><text:span text:style-name="T3">Try disabling </text:span><text:a xlink:type="simple" xlink:href="http://kb.mozillazine.org/Error_loading_websites#IPv6"><text:span text:style-name="T3">IPv6 (see above)</text:span></text:a><text:span text:style-name="T3">. </text:span></text:p>
        </text:list-item>
      </text:list>
      <text:list xml:id="list8747915843477571642" text:style-name="L6">
        <text:list-item>
          <text:p text:style-name="P6"><text:span text:style-name="T3">Try disabling </text:span><text:a xlink:type="simple" xlink:href="http://kb.mozillazine.org/Error_loading_websites#DNS_prefetching"><text:span text:style-name="T3">DNS prefetching (see above)</text:span></text:a><text:span text:style-name="T3">. </text:span></text:p>
        </text:list-item>
      </text:list>
      <text:list xml:id="list2671664814168645413" text:style-name="L7">
        <text:list-item>
          <text:p text:style-name="P17"><text:span text:style-name="T3">If repeated attempts fail to open a website, Windows may have cached an unsuccessful DNS lookup attempt. This means that you may not be able to view a particular website until the cached result expires. As a workaround, you can flush the DNS cache (On Windows XP: "Start -&gt; Run -&gt; ipconfig /flushdns") then try loading the site again. See </text:span><text:a xlink:type="simple" xlink:href="http://forums.mozillazine.org/viewtopic.php?p=1552721#1552721"><text:span text:style-name="T3">this discussion</text:span></text:a><text:span text:style-name="T3"> and </text:span><text:a xlink:type="simple" xlink:href="http://forums.mozillazine.org/viewtopic.php?t=393003"><text:span text:style-name="T3">this example</text:span></text:a><text:span text:style-name="T3">. </text:span></text:p>
        </text:list-item>
        <text:list-item>
          <text:p text:style-name="P13">If only web pages with IP-addresses beginning with one particular number won't load, then there may well be a problem with the subnetmask in the router. Check by sending a ping. Pings to all addresses beginning with this number will get lost, while others don't. Define the subnetmask more precisely. This has solved elusive problems more than once. An example of what has actually worked: IP-address: 85.x.x.x. Subnetmask <text:soft-page-break/>that didn't work: 255.0.0.0. Subnetmask in the router that has solved the problem: 255.255.255.248. </text:p>
        </text:list-item>
      </text:list>
      <text:list xml:id="list5021464852214188214" text:style-name="L8">
        <text:list-item>
          <text:p text:style-name="P14">The website may have blocked your IP address or a range of addresses that includes yours. If you suspect this might the case, contact the webmaster. </text:p>
        </text:list-item>
      </text:list>
      <text:list xml:id="list4893476264010051733" text:style-name="L9">
        <text:list-item>
          <text:p text:style-name="P7"><text:span text:style-name="T3">If you enabled </text:span><text:a xlink:type="simple" xlink:href="http://kb.mozillazine.org/Network.http.pipelining"><text:span text:style-name="T3">network.http.pipelining</text:span></text:a><text:span text:style-name="T3"> (a "tweak" designed to improve page loading time), disable it in </text:span><text:a xlink:type="simple" xlink:href="http://kb.mozillazine.org/About:config"><text:span text:style-name="T3">about:config</text:span></text:a><text:span text:style-name="T3"> by typing "pipelining" in the filter, right-clicking all entries, and choosing "Reset". (Also remove the associated entry in the </text:span><text:a xlink:type="simple" xlink:href="http://kb.mozillazine.org/User.js_file"><text:span text:style-name="T3">user.js file</text:span></text:a><text:span text:style-name="T3">, if it exists.) </text:span></text:p>
        </text:list-item>
      </text:list>
      <text:list xml:id="list145026772791850424" text:style-name="L10">
        <text:list-item>
          <text:p text:style-name="P8"><text:span text:style-name="T3">If the website is a secure site such as a bank, Paypal, eBay, or any site that begins with "https:", see </text:span><text:a xlink:type="simple" xlink:href="http://kb.mozillazine.org/Error_loading_secure_sites"><text:span text:style-name="T3">Error loading secure sites</text:span></text:a><text:span text:style-name="T3">. </text:span></text:p>
        </text:list-item>
      </text:list>
      <text:list xml:id="list4698150151245175296" text:style-name="L11">
        <text:list-item>
          <text:p text:style-name="P20">If you receive one of these errors when loading certain sites, see the related article: </text:p>
          <text:list>
            <text:list-item>
              <text:p text:style-name="P18"><text:a xlink:type="simple" xlink:href="http://kb.mozillazine.org/Object_has_been_blocked"><text:span text:style-name="T3">This object has been blocked</text:span></text:a><text:span text:style-name="T3">. </text:span></text:p>
            </text:list-item>
            <text:list-item>
              <text:p text:style-name="P18"><text:a xlink:type="simple" xlink:href="http://kb.mozillazine.org/SSL_is_disabled"><text:span text:style-name="T3">SSL protocol has been disabled</text:span></text:a><text:span text:style-name="T3"> </text:span></text:p>
            </text:list-item>
            <text:list-item>
              <text:p text:style-name="P18"><text:a xlink:type="simple" xlink:href="http://kb.mozillazine.org/Cannot_connect_securely_because_the_site_uses_an_older_insecure_version_of_the_SSL_protocol"><text:span text:style-name="T3">Cannot connect securely because the site uses an older insecure version of the SSL protocol</text:span></text:a><text:span text:style-name="T3"> </text:span></text:p>
            </text:list-item>
            <text:list-item>
              <text:p text:style-name="P18"><text:a xlink:type="simple" xlink:href="http://kb.mozillazine.org/Could_not_initialize_the_browser_security_component"><text:span text:style-name="T3">Could not initialize the browser security component</text:span></text:a><text:span text:style-name="T3"> </text:span></text:p>
            </text:list-item>
            <text:list-item>
              <text:p text:style-name="P18"><text:a xlink:type="simple" xlink:href="http://kb.mozillazine.org/OCSP_error_when_accessing_secure_sites"><text:span text:style-name="T3">OCSP error when accessing secure sites</text:span></text:a><text:span text:style-name="T3"> </text:span></text:p>
            </text:list-item>
            <text:list-item>
              <text:p text:style-name="P18"><text:a xlink:type="simple" xlink:href="http://kb.mozillazine.org/Unresponsive_Script_Warning"><text:span text:style-name="T3">Unresponsive Script Warning</text:span></text:a><text:span text:style-name="T3"> </text:span></text:p>
            </text:list-item>
            <text:list-item>
              <text:p text:style-name="P9"><text:a xlink:type="simple" xlink:href="http://kb.mozillazine.org/The_page_is_not_redirecting_properly"><text:span text:style-name="T3">The page is not redirecting properly</text:span></text:a><text:span text:style-name="T3"> </text:span></text:p>
            </text:list-item>
          </text:list>
        </text:list-item>
      </text:list>
      <text:list xml:id="list8551128910500374087" text:style-name="L12">
        <text:list-item>
          <text:p text:style-name="P10"><text:span text:style-name="T3">You may be infected with spyware or other malware that can cause </text:span><text:a xlink:type="simple" xlink:href="http://kb.mozillazine.org/Unable_to_search_or_add_new_engines"><text:span text:style-name="T3">search engines to fail</text:span></text:a><text:span text:style-name="T3">, redirect you to unwanted websites, or prevent certain websites from loading. </text:span><text:a xlink:type="simple" xlink:href="http://forums.mozillazine.org/viewtopic.php?t=648153&amp;start=30"><text:span text:style-name="T3">[18]</text:span></text:a><text:span text:style-name="T3"> Scan your system with something other than your normal security software or visit a forum specializing in malware removal (recommendations are listed </text:span><text:a xlink:type="simple" xlink:href="http://kb.mozillazine.org/Standard_diagnostic_-_Firefox#Check_for_malware"><text:span text:style-name="T3">here</text:span></text:a><text:span text:style-name="T3">). </text:span></text:p>
        </text:list-item>
      </text:list>
      <text:list xml:id="list6969277560224550499" text:style-name="L13">
        <text:list-item>
          <text:p text:style-name="P19"><text:span text:style-name="T3">The Outpost Pro Firewall can sometimes interfere with loading certain sites. </text:span><text:a xlink:type="simple" xlink:href="http://forums.mozillazine.org/viewtopic.php?p=2668646#2668646"><text:span text:style-name="T3">[19]</text:span></text:a><text:span text:style-name="T3">,</text:span><text:a xlink:type="simple" xlink:href="http://forums.mozillazine.org/viewtopic.php?p=2674787#2674787"><text:span text:style-name="T3">[20]</text:span></text:a><text:span text:style-name="T3"> </text:span></text:p>
        </text:list-item>
        <text:list-item>
          <text:p text:style-name="P19"><text:span text:style-name="T3">The website may only allow Internet Explorer users. You can work around this problem by installing a </text:span><text:a xlink:type="simple" xlink:href="http://kb.mozillazine.org/General_concepts#user_agent"><text:span text:style-name="T3">user agent</text:span></text:a><text:span text:style-name="T3"> spoofer, such as the </text:span><text:a xlink:type="simple" xlink:href="https://addons.mozilla.org/extensions/moreinfo.php?id=59"><text:span text:style-name="T3">User Agent Switcher extension</text:span></text:a><text:span text:style-name="T3">, to make the website think you are using a different browser. </text:span></text:p>
        </text:list-item>
        <text:list-item>
          <text:p text:style-name="P21">Make sure you've entered the correct address. </text:p>
        </text:list-item>
        <text:list-item>
          <text:p text:style-name="P15">Try loading the same website from another computer or browser; if it still doesn't load, the problem is likely with the websit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1:31:02.121033637</meta:creation-date>
    <meta:print-date>2016-06-04T11:34:02.734651609</meta:print-date>
    <dc:date>2016-06-04T11:40:25.692012720</dc:date>
    <meta:editing-duration>P0D</meta:editing-duration>
    <meta:editing-cycles>1</meta:editing-cycles>
    <meta:document-statistic meta:table-count="0" meta:image-count="0" meta:object-count="0" meta:page-count="2" meta:paragraph-count="30" meta:word-count="765" meta:character-count="4529" meta:non-whitespace-character-count="3793"/>
    <meta:generator>LibreOffice/4.2.8.2$Linux_x86 LibreOffice_project/420m0$Build-2</meta:generator>
  </office:meta>
</office:document-meta>
</file>